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183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ocdata" table:style-name="ta1">
        <table:shapes>
          <draw:frame draw:z-index="0" draw:style-name="gr1" draw:text-style-name="P1" svg:width="453.49pt" svg:height="255.26pt" svg:x="521.26pt" svg:y="142.3pt">
            <draw:object draw:notify-on-update-of-ranges="rocdata.B2:rocdata.B42 rocdata.A2:rocdata.A42 rocdata.B45:rocdata.B82 rocdata.A45:rocdata.A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PR</text:p>
          </table:table-cell>
          <table:table-cell office:value-type="string" calcext:value-type="string">
            <text:p><text:s/>FPR - Max Frequency Genre Estimate</text:p>
          </table:table-cell>
        </table:table-row>
        <table:table-row table:style-name="ro1">
          <table:table-cell office:value-type="float" office:value="0.792792792792793" calcext:value-type="float">
            <text:p>0.7927927928</text:p>
          </table:table-cell>
          <table:table-cell office:value-type="float" office:value="0.0876645876645876" calcext:value-type="float">
            <text:p>0.0876645877</text:p>
          </table:table-cell>
        </table:table-row>
        <table:table-row table:style-name="ro1">
          <table:table-cell office:value-type="float" office:value="0.806306306306306" calcext:value-type="float">
            <text:p>0.8063063063</text:p>
          </table:table-cell>
          <table:table-cell office:value-type="float" office:value="0.0870293370293369" calcext:value-type="float">
            <text:p>0.087029337</text:p>
          </table:table-cell>
        </table:table-row>
        <table:table-row table:style-name="ro1">
          <table:table-cell office:value-type="float" office:value="0.815315315315315" calcext:value-type="float">
            <text:p>0.8153153153</text:p>
          </table:table-cell>
          <table:table-cell office:value-type="float" office:value="0.0863363363363363" calcext:value-type="float">
            <text:p>0.0863363363</text:p>
          </table:table-cell>
        </table:table-row>
        <table:table-row table:style-name="ro1">
          <table:table-cell office:value-type="float" office:value="0.824324324324324" calcext:value-type="float">
            <text:p>0.8243243243</text:p>
          </table:table-cell>
          <table:table-cell office:value-type="float" office:value="0.0856433356433356" calcext:value-type="float">
            <text:p>0.0856433356</text:p>
          </table:table-cell>
        </table:table-row>
        <table:table-row table:style-name="ro1">
          <table:table-cell office:value-type="float" office:value="0.828828828828829" calcext:value-type="float">
            <text:p>0.8288288288</text:p>
          </table:table-cell>
          <table:table-cell office:value-type="float" office:value="0.0848925848925848" calcext:value-type="float">
            <text:p>0.0848925849</text:p>
          </table:table-cell>
        </table:table-row>
        <table:table-row table:style-name="ro1">
          <table:table-cell office:value-type="float" office:value="0.824324324324324" calcext:value-type="float">
            <text:p>0.8243243243</text:p>
          </table:table-cell>
          <table:table-cell office:value-type="float" office:value="0.0856433356433356" calcext:value-type="float">
            <text:p>0.0856433356</text:p>
          </table:table-cell>
        </table:table-row>
        <table:table-row table:style-name="ro1">
          <table:table-cell office:value-type="float" office:value="0.824324324324324" calcext:value-type="float">
            <text:p>0.8243243243</text:p>
          </table:table-cell>
          <table:table-cell office:value-type="float" office:value="0.0856433356433356" calcext:value-type="float">
            <text:p>0.0856433356</text:p>
          </table:table-cell>
        </table:table-row>
        <table:table-row table:style-name="ro1">
          <table:table-cell office:value-type="float" office:value="0.815315315315315" calcext:value-type="float">
            <text:p>0.8153153153</text:p>
          </table:table-cell>
          <table:table-cell office:value-type="float" office:value="0.0863363363363363" calcext:value-type="float">
            <text:p>0.0863363363</text:p>
          </table:table-cell>
        </table:table-row>
        <table:table-row table:style-name="ro1">
          <table:table-cell office:value-type="float" office:value="0.810810810810811" calcext:value-type="float">
            <text:p>0.8108108108</text:p>
          </table:table-cell>
          <table:table-cell office:value-type="float" office:value="0.087087087087087" calcext:value-type="float">
            <text:p>0.0870870871</text:p>
          </table:table-cell>
        </table:table-row>
        <table:table-row table:style-name="ro1">
          <table:table-cell office:value-type="float" office:value="0.815315315315315" calcext:value-type="float">
            <text:p>0.8153153153</text:p>
          </table:table-cell>
          <table:table-cell office:value-type="float" office:value="0.0863363363363363" calcext:value-type="float">
            <text:p>0.0863363363</text:p>
          </table:table-cell>
        </table:table-row>
        <table:table-row table:style-name="ro1">
          <table:table-cell office:value-type="float" office:value="0.824324324324324" calcext:value-type="float">
            <text:p>0.8243243243</text:p>
          </table:table-cell>
          <table:table-cell office:value-type="float" office:value="0.0856433356433356" calcext:value-type="float">
            <text:p>0.0856433356</text:p>
          </table:table-cell>
        </table:table-row>
        <table:table-row table:style-name="ro1">
          <table:table-cell office:value-type="float" office:value="0.810810810810811" calcext:value-type="float">
            <text:p>0.8108108108</text:p>
          </table:table-cell>
          <table:table-cell office:value-type="float" office:value="0.0856433356433356" calcext:value-type="float">
            <text:p>0.0856433356</text:p>
          </table:table-cell>
        </table:table-row>
        <table:table-row table:style-name="ro1">
          <table:table-cell office:value-type="float" office:value="0.828828828828829" calcext:value-type="float">
            <text:p>0.8288288288</text:p>
          </table:table-cell>
          <table:table-cell office:value-type="float" office:value="0.0828713328713328" calcext:value-type="float">
            <text:p>0.0828713329</text:p>
          </table:table-cell>
        </table:table-row>
        <table:table-row table:style-name="ro1">
          <table:table-cell office:value-type="float" office:value="0.810810810810811" calcext:value-type="float">
            <text:p>0.8108108108</text:p>
          </table:table-cell>
          <table:table-cell office:value-type="float" office:value="0.0807345807345807" calcext:value-type="float">
            <text:p>0.0807345807</text:p>
          </table:table-cell>
        </table:table-row>
        <table:table-row table:style-name="ro1">
          <table:table-cell office:value-type="float" office:value="0.779279279279279" calcext:value-type="float">
            <text:p>0.7792792793</text:p>
          </table:table-cell>
          <table:table-cell office:value-type="float" office:value="0.0807345807345807" calcext:value-type="float">
            <text:p>0.0807345807</text:p>
          </table:table-cell>
        </table:table-row>
        <table:table-row table:style-name="ro1">
          <table:table-cell office:value-type="float" office:value="0.734234234234234" calcext:value-type="float">
            <text:p>0.7342342342</text:p>
          </table:table-cell>
          <table:table-cell office:value-type="float" office:value="0.0765765765765765" calcext:value-type="float">
            <text:p>0.0765765766</text:p>
          </table:table-cell>
        </table:table-row>
        <table:table-row table:style-name="ro1">
          <table:table-cell office:value-type="float" office:value="0.720720720720721" calcext:value-type="float">
            <text:p>0.7207207207</text:p>
          </table:table-cell>
          <table:table-cell office:value-type="float" office:value="0.0751328251328251" calcext:value-type="float">
            <text:p>0.0751328251</text:p>
          </table:table-cell>
        </table:table-row>
        <table:table-row table:style-name="ro1">
          <table:table-cell office:value-type="float" office:value="0.693693693693694" calcext:value-type="float">
            <text:p>0.6936936937</text:p>
          </table:table-cell>
          <table:table-cell office:value-type="float" office:value="0.0751328251328251" calcext:value-type="float">
            <text:p>0.0751328251</text:p>
          </table:table-cell>
        </table:table-row>
        <table:table-row table:style-name="ro1">
          <table:table-cell office:value-type="float" office:value="0.675675675675676" calcext:value-type="float">
            <text:p>0.6756756757</text:p>
          </table:table-cell>
          <table:table-cell office:value-type="float" office:value="0.0744398244398244" calcext:value-type="float">
            <text:p>0.0744398244</text:p>
          </table:table-cell>
        </table:table-row>
        <table:table-row table:style-name="ro1">
          <table:table-cell office:value-type="float" office:value="0.662162162162162" calcext:value-type="float">
            <text:p>0.6621621622</text:p>
          </table:table-cell>
          <table:table-cell office:value-type="float" office:value="0.0717255717255717" calcext:value-type="float">
            <text:p>0.0717255717</text:p>
          </table:table-cell>
        </table:table-row>
        <table:table-row table:style-name="ro1">
          <table:table-cell office:value-type="float" office:value="0.644144144144144" calcext:value-type="float">
            <text:p>0.6441441441</text:p>
          </table:table-cell>
          <table:table-cell office:value-type="float" office:value="0.0688380688380688" calcext:value-type="float">
            <text:p>0.0688380688</text:p>
          </table:table-cell>
        </table:table-row>
        <table:table-row table:style-name="ro1">
          <table:table-cell office:value-type="float" office:value="0.626126126126126" calcext:value-type="float">
            <text:p>0.6261261261</text:p>
          </table:table-cell>
          <table:table-cell office:value-type="float" office:value="0.0667590667590667" calcext:value-type="float">
            <text:p>0.0667590668</text:p>
          </table:table-cell>
        </table:table-row>
        <table:table-row table:style-name="ro1">
          <table:table-cell office:value-type="float" office:value="0.594594594594595" calcext:value-type="float">
            <text:p>0.5945945946</text:p>
          </table:table-cell>
          <table:table-cell office:value-type="float" office:value="0.0638715638715638" calcext:value-type="float">
            <text:p>0.0638715639</text:p>
          </table:table-cell>
        </table:table-row>
        <table:table-row table:style-name="ro1">
          <table:table-cell office:value-type="float" office:value="0.576576576576577" calcext:value-type="float">
            <text:p>0.5765765766</text:p>
          </table:table-cell>
          <table:table-cell office:value-type="float" office:value="0.0582698082698082" calcext:value-type="float">
            <text:p>0.0582698083</text:p>
          </table:table-cell>
        </table:table-row>
        <table:table-row table:style-name="ro1">
          <table:table-cell office:value-type="float" office:value="0.545045045045045" calcext:value-type="float">
            <text:p>0.545045045</text:p>
          </table:table-cell>
          <table:table-cell office:value-type="float" office:value="0.0533610533610533" calcext:value-type="float">
            <text:p>0.0533610534</text:p>
          </table:table-cell>
        </table:table-row>
        <table:table-row table:style-name="ro1">
          <table:table-cell office:value-type="float" office:value="0.527027027027027" calcext:value-type="float">
            <text:p>0.527027027</text:p>
          </table:table-cell>
          <table:table-cell office:value-type="float" office:value="0.0498960498960499" calcext:value-type="float">
            <text:p>0.0498960499</text:p>
          </table:table-cell>
        </table:table-row>
        <table:table-row table:style-name="ro1">
          <table:table-cell office:value-type="float" office:value="0.481981981981982" calcext:value-type="float">
            <text:p>0.481981982</text:p>
          </table:table-cell>
          <table:table-cell office:value-type="float" office:value="0.0478170478170478" calcext:value-type="float">
            <text:p>0.0478170478</text:p>
          </table:table-cell>
        </table:table-row>
        <table:table-row table:style-name="ro1">
          <table:table-cell office:value-type="float" office:value="0.423423423423423" calcext:value-type="float">
            <text:p>0.4234234234</text:p>
          </table:table-cell>
          <table:table-cell office:value-type="float" office:value="0.0436012936012936" calcext:value-type="float">
            <text:p>0.0436012936</text:p>
          </table:table-cell>
        </table:table-row>
        <table:table-row table:style-name="ro1">
          <table:table-cell office:value-type="float" office:value="0.414414414414414" calcext:value-type="float">
            <text:p>0.4144144144</text:p>
          </table:table-cell>
          <table:table-cell office:value-type="float" office:value="0.0414645414645415" calcext:value-type="float">
            <text:p>0.0414645415</text:p>
          </table:table-cell>
        </table:table-row>
        <table:table-row table:style-name="ro1">
          <table:table-cell office:value-type="float" office:value="0.396396396396396" calcext:value-type="float">
            <text:p>0.3963963964</text:p>
          </table:table-cell>
          <table:table-cell office:value-type="float" office:value="0.0393855393855394" calcext:value-type="float">
            <text:p>0.0393855394</text:p>
          </table:table-cell>
        </table:table-row>
        <table:table-row table:style-name="ro1">
          <table:table-cell office:value-type="float" office:value="0.342342342342342" calcext:value-type="float">
            <text:p>0.3423423423</text:p>
          </table:table-cell>
          <table:table-cell office:value-type="float" office:value="0.0315315315315315" calcext:value-type="float">
            <text:p>0.0315315315</text:p>
          </table:table-cell>
        </table:table-row>
        <table:table-row table:style-name="ro1">
          <table:table-cell office:value-type="float" office:value="0.288288288288288" calcext:value-type="float">
            <text:p>0.2882882883</text:p>
          </table:table-cell>
          <table:table-cell office:value-type="float" office:value="0.028008778008778" calcext:value-type="float">
            <text:p>0.028008778</text:p>
          </table:table-cell>
        </table:table-row>
        <table:table-row table:style-name="ro1">
          <table:table-cell office:value-type="float" office:value="0.211711711711712" calcext:value-type="float">
            <text:p>0.2117117117</text:p>
          </table:table-cell>
          <table:table-cell office:value-type="float" office:value="0.022984522984523" calcext:value-type="float">
            <text:p>0.022984523</text:p>
          </table:table-cell>
        </table:table-row>
        <table:table-row table:style-name="ro1">
          <table:table-cell office:value-type="float" office:value="0.175675675675676" calcext:value-type="float">
            <text:p>0.1756756757</text:p>
          </table:table-cell>
          <table:table-cell office:value-type="float" office:value="0.0174405174405174" calcext:value-type="float">
            <text:p>0.0174405174</text:p>
          </table:table-cell>
        </table:table-row>
        <table:table-row table:style-name="ro1">
          <table:table-cell office:value-type="float" office:value="0.157657657657658" calcext:value-type="float">
            <text:p>0.1576576577</text:p>
          </table:table-cell>
          <table:table-cell office:value-type="float" office:value="0.0132825132825133" calcext:value-type="float">
            <text:p>0.0132825133</text:p>
          </table:table-cell>
        </table:table-row>
        <table:table-row table:style-name="ro1">
          <table:table-cell office:value-type="float" office:value="0.121621621621622" calcext:value-type="float">
            <text:p>0.1216216216</text:p>
          </table:table-cell>
          <table:table-cell office:value-type="float" office:value="0.0112035112035112" calcext:value-type="float">
            <text:p>0.0112035112</text:p>
          </table:table-cell>
        </table:table-row>
        <table:table-row table:style-name="ro1">
          <table:table-cell office:value-type="float" office:value="0.0990990990990991" calcext:value-type="float">
            <text:p>0.0990990991</text:p>
          </table:table-cell>
          <table:table-cell office:value-type="float" office:value="0.00773850773850774" calcext:value-type="float">
            <text:p>0.0077385077</text:p>
          </table:table-cell>
        </table:table-row>
        <table:table-row table:style-name="ro1">
          <table:table-cell office:value-type="float" office:value="0.0720720720720721" calcext:value-type="float">
            <text:p>0.0720720721</text:p>
          </table:table-cell>
          <table:table-cell office:value-type="float" office:value="0.00565950565950566" calcext:value-type="float">
            <text:p>0.0056595057</text:p>
          </table:table-cell>
        </table:table-row>
        <table:table-row table:style-name="ro1">
          <table:table-cell office:value-type="float" office:value="0.036036036036036" calcext:value-type="float">
            <text:p>0.036036036</text:p>
          </table:table-cell>
          <table:table-cell office:value-type="float" office:value="0.00358050358050358" calcext:value-type="float">
            <text:p>0.0035805036</text:p>
          </table:table-cell>
        </table:table-row>
        <table:table-row table:style-name="ro1">
          <table:table-cell office:value-type="float" office:value="0.018018018018018" calcext:value-type="float">
            <text:p>0.018018018</text:p>
          </table:table-cell>
          <table:table-cell office:value-type="float" office:value="0.000750750750750751" calcext:value-type="float">
            <text:p>0.0007507508</text:p>
          </table:table-cell>
        </table:table-row>
        <table:table-row table:style-name="ro1">
          <table:table-cell office:value-type="float" office:value="0.00900900900900901" calcext:value-type="float">
            <text:p>0.009009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PR</text:p>
          </table:table-cell>
          <table:table-cell office:value-type="string" calcext:value-type="string">
            <text:p><text:s/>FPR - Naive Genre Estim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5562485562486" calcext:value-type="float">
            <text:p>0.9855624856</text:p>
          </table:table-cell>
        </table:table-row>
        <table:table-row table:style-name="ro1">
          <table:table-cell office:value-type="float" office:value="0.995495495495496" calcext:value-type="float">
            <text:p>0.9954954955</text:p>
          </table:table-cell>
          <table:table-cell office:value-type="float" office:value="0.984176484176484" calcext:value-type="float">
            <text:p>0.9841764842</text:p>
          </table:table-cell>
        </table:table-row>
        <table:table-row table:style-name="ro1">
          <table:table-cell office:value-type="float" office:value="0.990990990990991" calcext:value-type="float">
            <text:p>0.990990991</text:p>
          </table:table-cell>
          <table:table-cell office:value-type="float" office:value="0.971067221067221" calcext:value-type="float">
            <text:p>0.9710672211</text:p>
          </table:table-cell>
        </table:table-row>
        <table:table-row table:style-name="ro1">
          <table:table-cell office:value-type="float" office:value="0.986486486486486" calcext:value-type="float">
            <text:p>0.9864864865</text:p>
          </table:table-cell>
          <table:table-cell office:value-type="float" office:value="0.9506237006237" calcext:value-type="float">
            <text:p>0.9506237006</text:p>
          </table:table-cell>
        </table:table-row>
        <table:table-row table:style-name="ro1">
          <table:table-cell office:value-type="float" office:value="0.986486486486486" calcext:value-type="float">
            <text:p>0.9864864865</text:p>
          </table:table-cell>
          <table:table-cell office:value-type="float" office:value="0.926946176946177" calcext:value-type="float">
            <text:p>0.9269461769</text:p>
          </table:table-cell>
        </table:table-row>
        <table:table-row table:style-name="ro1">
          <table:table-cell office:value-type="float" office:value="0.977477477477478" calcext:value-type="float">
            <text:p>0.9774774775</text:p>
          </table:table-cell>
          <table:table-cell office:value-type="float" office:value="0.872487872487872" calcext:value-type="float">
            <text:p>0.8724878725</text:p>
          </table:table-cell>
        </table:table-row>
        <table:table-row table:style-name="ro1">
          <table:table-cell office:value-type="float" office:value="0.968468468468468" calcext:value-type="float">
            <text:p>0.9684684685</text:p>
          </table:table-cell>
          <table:table-cell office:value-type="float" office:value="0.853603603603603" calcext:value-type="float">
            <text:p>0.8536036036</text:p>
          </table:table-cell>
        </table:table-row>
        <table:table-row table:style-name="ro1">
          <table:table-cell office:value-type="float" office:value="0.954954954954955" calcext:value-type="float">
            <text:p>0.954954955</text:p>
          </table:table-cell>
          <table:table-cell office:value-type="float" office:value="0.841764841764842" calcext:value-type="float">
            <text:p>0.8417648418</text:p>
          </table:table-cell>
        </table:table-row>
        <table:table-row table:style-name="ro1">
          <table:table-cell office:value-type="float" office:value="0.95045045045045" calcext:value-type="float">
            <text:p>0.9504504505</text:p>
          </table:table-cell>
          <table:table-cell office:value-type="float" office:value="0.82992607992608" calcext:value-type="float">
            <text:p>0.8299260799</text:p>
          </table:table-cell>
        </table:table-row>
        <table:table-row table:style-name="ro1">
          <table:table-cell office:value-type="float" office:value="0.941441441441441" calcext:value-type="float">
            <text:p>0.9414414414</text:p>
          </table:table-cell>
          <table:table-cell office:value-type="float" office:value="0.815084315084315" calcext:value-type="float">
            <text:p>0.8150843151</text:p>
          </table:table-cell>
        </table:table-row>
        <table:table-row table:style-name="ro1">
          <table:table-cell office:value-type="float" office:value="0.923423423423423" calcext:value-type="float">
            <text:p>0.9234234234</text:p>
          </table:table-cell>
          <table:table-cell office:value-type="float" office:value="0.796142296142296" calcext:value-type="float">
            <text:p>0.7961422961</text:p>
          </table:table-cell>
        </table:table-row>
        <table:table-row table:style-name="ro1">
          <table:table-cell office:value-type="float" office:value="0.914414414414414" calcext:value-type="float">
            <text:p>0.9144144144</text:p>
          </table:table-cell>
          <table:table-cell office:value-type="float" office:value="0.770905520905521" calcext:value-type="float">
            <text:p>0.7709055209</text:p>
          </table:table-cell>
        </table:table-row>
        <table:table-row table:style-name="ro1">
          <table:table-cell office:value-type="float" office:value="0.891891891891892" calcext:value-type="float">
            <text:p>0.8918918919</text:p>
          </table:table-cell>
          <table:table-cell office:value-type="float" office:value="0.748440748440748" calcext:value-type="float">
            <text:p>0.7484407484</text:p>
          </table:table-cell>
        </table:table-row>
        <table:table-row table:style-name="ro1">
          <table:table-cell office:value-type="float" office:value="0.873873873873874" calcext:value-type="float">
            <text:p>0.8738738739</text:p>
          </table:table-cell>
          <table:table-cell office:value-type="float" office:value="0.695310695310695" calcext:value-type="float">
            <text:p>0.6953106953</text:p>
          </table:table-cell>
        </table:table-row>
        <table:table-row table:style-name="ro1">
          <table:table-cell office:value-type="float" office:value="0.851351351351351" calcext:value-type="float">
            <text:p>0.8513513514</text:p>
          </table:table-cell>
          <table:table-cell office:value-type="float" office:value="0.665742665742665" calcext:value-type="float">
            <text:p>0.6657426657</text:p>
          </table:table-cell>
        </table:table-row>
        <table:table-row table:style-name="ro1">
          <table:table-cell office:value-type="float" office:value="0.833333333333333" calcext:value-type="float">
            <text:p>0.8333333333</text:p>
          </table:table-cell>
          <table:table-cell office:value-type="float" office:value="0.630746130746131" calcext:value-type="float">
            <text:p>0.6307461307</text:p>
          </table:table-cell>
        </table:table-row>
        <table:table-row table:style-name="ro1">
          <table:table-cell office:value-type="float" office:value="0.815315315315315" calcext:value-type="float">
            <text:p>0.8153153153</text:p>
          </table:table-cell>
          <table:table-cell office:value-type="float" office:value="0.596558096558096" calcext:value-type="float">
            <text:p>0.5965580966</text:p>
          </table:table-cell>
        </table:table-row>
        <table:table-row table:style-name="ro1">
          <table:table-cell office:value-type="float" office:value="0.792792792792793" calcext:value-type="float">
            <text:p>0.7927927928</text:p>
          </table:table-cell>
          <table:table-cell office:value-type="float" office:value="0.546777546777547" calcext:value-type="float">
            <text:p>0.5467775468</text:p>
          </table:table-cell>
        </table:table-row>
        <table:table-row table:style-name="ro1">
          <table:table-cell office:value-type="float" office:value="0.756756756756757" calcext:value-type="float">
            <text:p>0.7567567568</text:p>
          </table:table-cell>
          <table:table-cell office:value-type="float" office:value="0.506006006006006" calcext:value-type="float">
            <text:p>0.506006006</text:p>
          </table:table-cell>
        </table:table-row>
        <table:table-row table:style-name="ro1">
          <table:table-cell office:value-type="float" office:value="0.743243243243243" calcext:value-type="float">
            <text:p>0.7432432432</text:p>
          </table:table-cell>
          <table:table-cell office:value-type="float" office:value="0.466793716793717" calcext:value-type="float">
            <text:p>0.4667937168</text:p>
          </table:table-cell>
        </table:table-row>
        <table:table-row table:style-name="ro1">
          <table:table-cell office:value-type="float" office:value="0.702702702702703" calcext:value-type="float">
            <text:p>0.7027027027</text:p>
          </table:table-cell>
          <table:table-cell office:value-type="float" office:value="0.416204666204666" calcext:value-type="float">
            <text:p>0.4162046662</text:p>
          </table:table-cell>
        </table:table-row>
        <table:table-row table:style-name="ro1">
          <table:table-cell office:value-type="float" office:value="0.68018018018018" calcext:value-type="float">
            <text:p>0.6801801802</text:p>
          </table:table-cell>
          <table:table-cell office:value-type="float" office:value="0.383113883113883" calcext:value-type="float">
            <text:p>0.3831138831</text:p>
          </table:table-cell>
        </table:table-row>
        <table:table-row table:style-name="ro1">
          <table:table-cell office:value-type="float" office:value="0.630630630630631" calcext:value-type="float">
            <text:p>0.6306306306</text:p>
          </table:table-cell>
          <table:table-cell office:value-type="float" office:value="0.34037884037884" calcext:value-type="float">
            <text:p>0.3403788404</text:p>
          </table:table-cell>
        </table:table-row>
        <table:table-row table:style-name="ro1">
          <table:table-cell office:value-type="float" office:value="0.612612612612613" calcext:value-type="float">
            <text:p>0.6126126126</text:p>
          </table:table-cell>
          <table:table-cell office:value-type="float" office:value="0.298163548163548" calcext:value-type="float">
            <text:p>0.2981635482</text:p>
          </table:table-cell>
        </table:table-row>
        <table:table-row table:style-name="ro1">
          <table:table-cell office:value-type="float" office:value="0.558558558558558" calcext:value-type="float">
            <text:p>0.5585585586</text:p>
          </table:table-cell>
          <table:table-cell office:value-type="float" office:value="0.259124509124509" calcext:value-type="float">
            <text:p>0.2591245091</text:p>
          </table:table-cell>
        </table:table-row>
        <table:table-row table:style-name="ro1">
          <table:table-cell office:value-type="float" office:value="0.495495495495496" calcext:value-type="float">
            <text:p>0.4954954955</text:p>
          </table:table-cell>
          <table:table-cell office:value-type="float" office:value="0.226206976206976" calcext:value-type="float">
            <text:p>0.2262069762</text:p>
          </table:table-cell>
        </table:table-row>
        <table:table-row table:style-name="ro1">
          <table:table-cell office:value-type="float" office:value="0.490990990990991" calcext:value-type="float">
            <text:p>0.490990991</text:p>
          </table:table-cell>
          <table:table-cell office:value-type="float" office:value="0.191672441672442" calcext:value-type="float">
            <text:p>0.1916724417</text:p>
          </table:table-cell>
        </table:table-row>
        <table:table-row table:style-name="ro1">
          <table:table-cell office:value-type="float" office:value="0.463963963963964" calcext:value-type="float">
            <text:p>0.463963964</text:p>
          </table:table-cell>
          <table:table-cell office:value-type="float" office:value="0.161469161469161" calcext:value-type="float">
            <text:p>0.1614691615</text:p>
          </table:table-cell>
        </table:table-row>
        <table:table-row table:style-name="ro1">
          <table:table-cell office:value-type="float" office:value="0.396396396396396" calcext:value-type="float">
            <text:p>0.3963963964</text:p>
          </table:table-cell>
          <table:table-cell office:value-type="float" office:value="0.119138369138369" calcext:value-type="float">
            <text:p>0.1191383691</text:p>
          </table:table-cell>
        </table:table-row>
        <table:table-row table:style-name="ro1">
          <table:table-cell office:value-type="float" office:value="0.342342342342342" calcext:value-type="float">
            <text:p>0.3423423423</text:p>
          </table:table-cell>
          <table:table-cell office:value-type="float" office:value="0.0876645876645876" calcext:value-type="float">
            <text:p>0.0876645877</text:p>
          </table:table-cell>
        </table:table-row>
        <table:table-row table:style-name="ro1">
          <table:table-cell office:value-type="float" office:value="0.265765765765766" calcext:value-type="float">
            <text:p>0.2657657658</text:p>
          </table:table-cell>
          <table:table-cell office:value-type="float" office:value="0.065950565950566" calcext:value-type="float">
            <text:p>0.065950566</text:p>
          </table:table-cell>
        </table:table-row>
        <table:table-row table:style-name="ro1">
          <table:table-cell office:value-type="float" office:value="0.220720720720721" calcext:value-type="float">
            <text:p>0.2207207207</text:p>
          </table:table-cell>
          <table:table-cell office:value-type="float" office:value="0.0519173019173019" calcext:value-type="float">
            <text:p>0.0519173019</text:p>
          </table:table-cell>
        </table:table-row>
        <table:table-row table:style-name="ro1">
          <table:table-cell office:value-type="float" office:value="0.184684684684685" calcext:value-type="float">
            <text:p>0.1846846847</text:p>
          </table:table-cell>
          <table:table-cell office:value-type="float" office:value="0.0324555324555325" calcext:value-type="float">
            <text:p>0.0324555325</text:p>
          </table:table-cell>
        </table:table-row>
        <table:table-row table:style-name="ro1">
          <table:table-cell office:value-type="float" office:value="0.13963963963964" calcext:value-type="float">
            <text:p>0.1396396396</text:p>
          </table:table-cell>
          <table:table-cell office:value-type="float" office:value="0.024024024024024" calcext:value-type="float">
            <text:p>0.024024024</text:p>
          </table:table-cell>
        </table:table-row>
        <table:table-row table:style-name="ro1">
          <table:table-cell office:value-type="float" office:value="0.103603603603604" calcext:value-type="float">
            <text:p>0.1036036036</text:p>
          </table:table-cell>
          <table:table-cell office:value-type="float" office:value="0.0156502656502657" calcext:value-type="float">
            <text:p>0.0156502657</text:p>
          </table:table-cell>
        </table:table-row>
        <table:table-row table:style-name="ro1">
          <table:table-cell office:value-type="float" office:value="0.0720720720720721" calcext:value-type="float">
            <text:p>0.0720720721</text:p>
          </table:table-cell>
          <table:table-cell office:value-type="float" office:value="0.00924000924000924" calcext:value-type="float">
            <text:p>0.0092400092</text:p>
          </table:table-cell>
        </table:table-row>
        <table:table-row table:style-name="ro1">
          <table:table-cell office:value-type="float" office:value="0.036036036036036" calcext:value-type="float">
            <text:p>0.036036036</text:p>
          </table:table-cell>
          <table:table-cell office:value-type="float" office:value="0.00433125433125433" calcext:value-type="float">
            <text:p>0.0043312543</text:p>
          </table:table-cell>
        </table:table-row>
        <table:table-row table:style-name="ro1">
          <table:table-cell office:value-type="float" office:value="0.00900900900900901" calcext:value-type="float">
            <text:p>0.0090090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4T23:52:03.331070790</dc:date>
    <meta:editing-duration>PT2M5S</meta:editing-duration>
    <meta:editing-cycles>1</meta:editing-cycles>
    <meta:document-statistic meta:table-count="1" meta:cell-count="162" meta:object-count="1"/>
    <meta:generator>LibreOffice/4.4.2.2$Linux_X86_64 LibreOffice_project/c4c7d32d0d49397cad38d62472b0bc8acff48dd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3.411cm" svg:y="3.955cm" style:legend-expansion="high" chart:style-name="ch2"/>
        <chart:plot-area chart:style-name="ch3" table:cell-range-address="rocdata.A2:rocdata.B42 rocdata.B45:rocdata.B82" chart:data-source-has-labels="row" svg:x="1.33cm" svg:y="0.18cm" svg:width="11.762cm" svg:height="7.665cm">
          <chartooo:coordinate-region svg:x="2.057cm" svg:y="0.379cm" svg:width="10.941cm" svg:height="6.819cm"/>
          <chart:axis chart:dimension="x" chart:name="primary-x" chart:style-name="ch4">
            <chart:title svg:x="5.844cm" svg:y="8.025cm" chart:style-name="ch5">
              <text:p>True Positive Rate</text:p>
            </chart:title>
          </chart:axis>
          <chart:axis chart:dimension="y" chart:name="primary-y" chart:style-name="ch6">
            <chart:title svg:x="0.451cm" svg:y="5.458cm" chart:style-name="ch7">
              <text:p>False Positive Rate</text:p>
            </chart:title>
            <chart:grid chart:style-name="ch8" chart:class="major"/>
          </chart:axis>
          <chart:series chart:style-name="ch9" chart:values-cell-range-address="rocdata.B2:rocdata.B42" loext:label-string="maxfreq" chart:class="chart:scatter">
            <chart:domain table:cell-range-address="rocdata.A2:rocdata.A42"/>
            <chart:data-point chart:repeated="41"/>
          </chart:series>
          <chart:series chart:style-name="ch10" chart:values-cell-range-address="rocdata.B45:rocdata.B82" loext:label-string="naive" chart:class="chart:scatter">
            <chart:domain table:cell-range-address="rocdata.A45:rocdata.A82"/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freq</text:p>
              </table:table-cell>
              <table:table-cell office:value-type="string">
                <text:p>Column A</text:p>
              </table:table-cell>
              <table:table-cell office:value-type="string">
                <text:p>na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2792792792793">
                <text:p>0.792792792792793</text:p>
                <draw:g>
                  <svg:desc>rocdata.A2:rocdata.A42</svg:desc>
                </draw:g>
              </table:table-cell>
              <table:table-cell office:value-type="float" office:value="0.0876645876645876">
                <text:p>0.0876645876645876</text:p>
                <draw:g>
                  <svg:desc>rocdata.B2:rocdata.B42</svg:desc>
                </draw:g>
              </table:table-cell>
              <table:table-cell office:value-type="float" office:value="1">
                <text:p>1</text:p>
                <draw:g>
                  <svg:desc>rocdata.A45:rocdata.A82</svg:desc>
                </draw:g>
              </table:table-cell>
              <table:table-cell office:value-type="float" office:value="0.985562485562486">
                <text:p>0.985562485562486</text:p>
                <draw:g>
                  <svg:desc>rocdata.B45:rocdata.B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06306306306306">
                <text:p>0.806306306306306</text:p>
              </table:table-cell>
              <table:table-cell office:value-type="float" office:value="0.0870293370293369">
                <text:p>0.0870293370293369</text:p>
              </table:table-cell>
              <table:table-cell office:value-type="float" office:value="0.995495495495496">
                <text:p>0.995495495495496</text:p>
              </table:table-cell>
              <table:table-cell office:value-type="float" office:value="0.984176484176484">
                <text:p>0.984176484176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5315315315315">
                <text:p>0.815315315315315</text:p>
              </table:table-cell>
              <table:table-cell office:value-type="float" office:value="0.0863363363363363">
                <text:p>0.0863363363363363</text:p>
              </table:table-cell>
              <table:table-cell office:value-type="float" office:value="0.990990990990991">
                <text:p>0.990990990990991</text:p>
              </table:table-cell>
              <table:table-cell office:value-type="float" office:value="0.971067221067221">
                <text:p>0.971067221067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4324324324324">
                <text:p>0.824324324324324</text:p>
              </table:table-cell>
              <table:table-cell office:value-type="float" office:value="0.0856433356433356">
                <text:p>0.0856433356433356</text:p>
              </table:table-cell>
              <table:table-cell office:value-type="float" office:value="0.986486486486486">
                <text:p>0.986486486486486</text:p>
              </table:table-cell>
              <table:table-cell office:value-type="float" office:value="0.9506237006237">
                <text:p>0.9506237006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8828828828829">
                <text:p>0.828828828828829</text:p>
              </table:table-cell>
              <table:table-cell office:value-type="float" office:value="0.0848925848925848">
                <text:p>0.0848925848925848</text:p>
              </table:table-cell>
              <table:table-cell office:value-type="float" office:value="0.986486486486486">
                <text:p>0.986486486486486</text:p>
              </table:table-cell>
              <table:table-cell office:value-type="float" office:value="0.926946176946177">
                <text:p>0.926946176946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4324324324324">
                <text:p>0.824324324324324</text:p>
              </table:table-cell>
              <table:table-cell office:value-type="float" office:value="0.0856433356433356">
                <text:p>0.0856433356433356</text:p>
              </table:table-cell>
              <table:table-cell office:value-type="float" office:value="0.977477477477478">
                <text:p>0.977477477477478</text:p>
              </table:table-cell>
              <table:table-cell office:value-type="float" office:value="0.872487872487872">
                <text:p>0.872487872487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24324324324324">
                <text:p>0.824324324324324</text:p>
              </table:table-cell>
              <table:table-cell office:value-type="float" office:value="0.0856433356433356">
                <text:p>0.0856433356433356</text:p>
              </table:table-cell>
              <table:table-cell office:value-type="float" office:value="0.968468468468468">
                <text:p>0.968468468468468</text:p>
              </table:table-cell>
              <table:table-cell office:value-type="float" office:value="0.853603603603603">
                <text:p>0.853603603603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5315315315315">
                <text:p>0.815315315315315</text:p>
              </table:table-cell>
              <table:table-cell office:value-type="float" office:value="0.0863363363363363">
                <text:p>0.0863363363363363</text:p>
              </table:table-cell>
              <table:table-cell office:value-type="float" office:value="0.954954954954955">
                <text:p>0.954954954954955</text:p>
              </table:table-cell>
              <table:table-cell office:value-type="float" office:value="0.841764841764842">
                <text:p>0.841764841764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0810810810811">
                <text:p>0.810810810810811</text:p>
              </table:table-cell>
              <table:table-cell office:value-type="float" office:value="0.087087087087087">
                <text:p>0.087087087087087</text:p>
              </table:table-cell>
              <table:table-cell office:value-type="float" office:value="0.95045045045045">
                <text:p>0.95045045045045</text:p>
              </table:table-cell>
              <table:table-cell office:value-type="float" office:value="0.82992607992608">
                <text:p>0.82992607992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5315315315315">
                <text:p>0.815315315315315</text:p>
              </table:table-cell>
              <table:table-cell office:value-type="float" office:value="0.0863363363363363">
                <text:p>0.0863363363363363</text:p>
              </table:table-cell>
              <table:table-cell office:value-type="float" office:value="0.941441441441441">
                <text:p>0.941441441441441</text:p>
              </table:table-cell>
              <table:table-cell office:value-type="float" office:value="0.815084315084315">
                <text:p>0.8150843150843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4324324324324">
                <text:p>0.824324324324324</text:p>
              </table:table-cell>
              <table:table-cell office:value-type="float" office:value="0.0856433356433356">
                <text:p>0.0856433356433356</text:p>
              </table:table-cell>
              <table:table-cell office:value-type="float" office:value="0.923423423423423">
                <text:p>0.923423423423423</text:p>
              </table:table-cell>
              <table:table-cell office:value-type="float" office:value="0.796142296142296">
                <text:p>0.796142296142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0810810810811">
                <text:p>0.810810810810811</text:p>
              </table:table-cell>
              <table:table-cell office:value-type="float" office:value="0.0856433356433356">
                <text:p>0.0856433356433356</text:p>
              </table:table-cell>
              <table:table-cell office:value-type="float" office:value="0.914414414414414">
                <text:p>0.914414414414414</text:p>
              </table:table-cell>
              <table:table-cell office:value-type="float" office:value="0.770905520905521">
                <text:p>0.770905520905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28828828828829">
                <text:p>0.828828828828829</text:p>
              </table:table-cell>
              <table:table-cell office:value-type="float" office:value="0.0828713328713328">
                <text:p>0.0828713328713328</text:p>
              </table:table-cell>
              <table:table-cell office:value-type="float" office:value="0.891891891891892">
                <text:p>0.891891891891892</text:p>
              </table:table-cell>
              <table:table-cell office:value-type="float" office:value="0.748440748440748">
                <text:p>0.748440748440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0810810810811">
                <text:p>0.810810810810811</text:p>
              </table:table-cell>
              <table:table-cell office:value-type="float" office:value="0.0807345807345807">
                <text:p>0.0807345807345807</text:p>
              </table:table-cell>
              <table:table-cell office:value-type="float" office:value="0.873873873873874">
                <text:p>0.873873873873874</text:p>
              </table:table-cell>
              <table:table-cell office:value-type="float" office:value="0.695310695310695">
                <text:p>0.6953106953106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9279279279279">
                <text:p>0.779279279279279</text:p>
              </table:table-cell>
              <table:table-cell office:value-type="float" office:value="0.0807345807345807">
                <text:p>0.0807345807345807</text:p>
              </table:table-cell>
              <table:table-cell office:value-type="float" office:value="0.851351351351351">
                <text:p>0.851351351351351</text:p>
              </table:table-cell>
              <table:table-cell office:value-type="float" office:value="0.665742665742665">
                <text:p>0.665742665742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4234234234234">
                <text:p>0.734234234234234</text:p>
              </table:table-cell>
              <table:table-cell office:value-type="float" office:value="0.0765765765765765">
                <text:p>0.076576576576576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630746130746131">
                <text:p>0.630746130746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20720720720721">
                <text:p>0.720720720720721</text:p>
              </table:table-cell>
              <table:table-cell office:value-type="float" office:value="0.0751328251328251">
                <text:p>0.0751328251328251</text:p>
              </table:table-cell>
              <table:table-cell office:value-type="float" office:value="0.815315315315315">
                <text:p>0.815315315315315</text:p>
              </table:table-cell>
              <table:table-cell office:value-type="float" office:value="0.596558096558096">
                <text:p>0.5965580965580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3693693693694">
                <text:p>0.693693693693694</text:p>
              </table:table-cell>
              <table:table-cell office:value-type="float" office:value="0.0751328251328251">
                <text:p>0.0751328251328251</text:p>
              </table:table-cell>
              <table:table-cell office:value-type="float" office:value="0.792792792792793">
                <text:p>0.792792792792793</text:p>
              </table:table-cell>
              <table:table-cell office:value-type="float" office:value="0.546777546777547">
                <text:p>0.546777546777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0.0744398244398244">
                <text:p>0.0744398244398244</text:p>
              </table:table-cell>
              <table:table-cell office:value-type="float" office:value="0.756756756756757">
                <text:p>0.756756756756757</text:p>
              </table:table-cell>
              <table:table-cell office:value-type="float" office:value="0.506006006006006">
                <text:p>0.506006006006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62162162162162">
                <text:p>0.662162162162162</text:p>
              </table:table-cell>
              <table:table-cell office:value-type="float" office:value="0.0717255717255717">
                <text:p>0.0717255717255717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466793716793717">
                <text:p>0.4667937167937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44144144144144">
                <text:p>0.644144144144144</text:p>
              </table:table-cell>
              <table:table-cell office:value-type="float" office:value="0.0688380688380688">
                <text:p>0.0688380688380688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0.416204666204666">
                <text:p>0.416204666204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26126126126126">
                <text:p>0.626126126126126</text:p>
              </table:table-cell>
              <table:table-cell office:value-type="float" office:value="0.0667590667590667">
                <text:p>0.0667590667590667</text:p>
              </table:table-cell>
              <table:table-cell office:value-type="float" office:value="0.68018018018018">
                <text:p>0.68018018018018</text:p>
              </table:table-cell>
              <table:table-cell office:value-type="float" office:value="0.383113883113883">
                <text:p>0.3831138831138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4594594594595">
                <text:p>0.594594594594595</text:p>
              </table:table-cell>
              <table:table-cell office:value-type="float" office:value="0.0638715638715638">
                <text:p>0.0638715638715638</text:p>
              </table:table-cell>
              <table:table-cell office:value-type="float" office:value="0.630630630630631">
                <text:p>0.630630630630631</text:p>
              </table:table-cell>
              <table:table-cell office:value-type="float" office:value="0.34037884037884">
                <text:p>0.340378840378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6576576576577">
                <text:p>0.576576576576577</text:p>
              </table:table-cell>
              <table:table-cell office:value-type="float" office:value="0.0582698082698082">
                <text:p>0.0582698082698082</text:p>
              </table:table-cell>
              <table:table-cell office:value-type="float" office:value="0.612612612612613">
                <text:p>0.612612612612613</text:p>
              </table:table-cell>
              <table:table-cell office:value-type="float" office:value="0.298163548163548">
                <text:p>0.2981635481635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5045045045045">
                <text:p>0.545045045045045</text:p>
              </table:table-cell>
              <table:table-cell office:value-type="float" office:value="0.0533610533610533">
                <text:p>0.0533610533610533</text:p>
              </table:table-cell>
              <table:table-cell office:value-type="float" office:value="0.558558558558558">
                <text:p>0.558558558558558</text:p>
              </table:table-cell>
              <table:table-cell office:value-type="float" office:value="0.259124509124509">
                <text:p>0.2591245091245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27027027027027">
                <text:p>0.527027027027027</text:p>
              </table:table-cell>
              <table:table-cell office:value-type="float" office:value="0.0498960498960499">
                <text:p>0.0498960498960499</text:p>
              </table:table-cell>
              <table:table-cell office:value-type="float" office:value="0.495495495495496">
                <text:p>0.495495495495496</text:p>
              </table:table-cell>
              <table:table-cell office:value-type="float" office:value="0.226206976206976">
                <text:p>0.226206976206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1981981981982">
                <text:p>0.481981981981982</text:p>
              </table:table-cell>
              <table:table-cell office:value-type="float" office:value="0.0478170478170478">
                <text:p>0.0478170478170478</text:p>
              </table:table-cell>
              <table:table-cell office:value-type="float" office:value="0.490990990990991">
                <text:p>0.490990990990991</text:p>
              </table:table-cell>
              <table:table-cell office:value-type="float" office:value="0.191672441672442">
                <text:p>0.1916724416724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3423423423423">
                <text:p>0.423423423423423</text:p>
              </table:table-cell>
              <table:table-cell office:value-type="float" office:value="0.0436012936012936">
                <text:p>0.0436012936012936</text:p>
              </table:table-cell>
              <table:table-cell office:value-type="float" office:value="0.463963963963964">
                <text:p>0.463963963963964</text:p>
              </table:table-cell>
              <table:table-cell office:value-type="float" office:value="0.161469161469161">
                <text:p>0.1614691614691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4414414414414">
                <text:p>0.414414414414414</text:p>
              </table:table-cell>
              <table:table-cell office:value-type="float" office:value="0.0414645414645415">
                <text:p>0.0414645414645415</text:p>
              </table:table-cell>
              <table:table-cell office:value-type="float" office:value="0.396396396396396">
                <text:p>0.396396396396396</text:p>
              </table:table-cell>
              <table:table-cell office:value-type="float" office:value="0.119138369138369">
                <text:p>0.1191383691383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6396396396396">
                <text:p>0.396396396396396</text:p>
              </table:table-cell>
              <table:table-cell office:value-type="float" office:value="0.0393855393855394">
                <text:p>0.0393855393855394</text:p>
              </table:table-cell>
              <table:table-cell office:value-type="float" office:value="0.342342342342342">
                <text:p>0.342342342342342</text:p>
              </table:table-cell>
              <table:table-cell office:value-type="float" office:value="0.0876645876645876">
                <text:p>0.08766458766458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2342342342342">
                <text:p>0.342342342342342</text:p>
              </table:table-cell>
              <table:table-cell office:value-type="float" office:value="0.0315315315315315">
                <text:p>0.0315315315315315</text:p>
              </table:table-cell>
              <table:table-cell office:value-type="float" office:value="0.265765765765766">
                <text:p>0.265765765765766</text:p>
              </table:table-cell>
              <table:table-cell office:value-type="float" office:value="0.065950565950566">
                <text:p>0.0659505659505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8288288288288">
                <text:p>0.288288288288288</text:p>
              </table:table-cell>
              <table:table-cell office:value-type="float" office:value="0.028008778008778">
                <text:p>0.028008778008778</text:p>
              </table:table-cell>
              <table:table-cell office:value-type="float" office:value="0.220720720720721">
                <text:p>0.220720720720721</text:p>
              </table:table-cell>
              <table:table-cell office:value-type="float" office:value="0.0519173019173019">
                <text:p>0.05191730191730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1711711711712">
                <text:p>0.211711711711712</text:p>
              </table:table-cell>
              <table:table-cell office:value-type="float" office:value="0.022984522984523">
                <text:p>0.022984522984523</text:p>
              </table:table-cell>
              <table:table-cell office:value-type="float" office:value="0.184684684684685">
                <text:p>0.184684684684685</text:p>
              </table:table-cell>
              <table:table-cell office:value-type="float" office:value="0.0324555324555325">
                <text:p>0.03245553245553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5675675675676">
                <text:p>0.175675675675676</text:p>
              </table:table-cell>
              <table:table-cell office:value-type="float" office:value="0.0174405174405174">
                <text:p>0.0174405174405174</text:p>
              </table:table-cell>
              <table:table-cell office:value-type="float" office:value="0.13963963963964">
                <text:p>0.13963963963964</text:p>
              </table:table-cell>
              <table:table-cell office:value-type="float" office:value="0.024024024024024">
                <text:p>0.024024024024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7657657657658">
                <text:p>0.157657657657658</text:p>
              </table:table-cell>
              <table:table-cell office:value-type="float" office:value="0.0132825132825133">
                <text:p>0.0132825132825133</text:p>
              </table:table-cell>
              <table:table-cell office:value-type="float" office:value="0.103603603603604">
                <text:p>0.103603603603604</text:p>
              </table:table-cell>
              <table:table-cell office:value-type="float" office:value="0.0156502656502657">
                <text:p>0.01565026565026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1621621621622">
                <text:p>0.121621621621622</text:p>
              </table:table-cell>
              <table:table-cell office:value-type="float" office:value="0.0112035112035112">
                <text:p>0.0112035112035112</text:p>
              </table:table-cell>
              <table:table-cell office:value-type="float" office:value="0.0720720720720721">
                <text:p>0.0720720720720721</text:p>
              </table:table-cell>
              <table:table-cell office:value-type="float" office:value="0.00924000924000924">
                <text:p>0.009240009240009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90990990990991">
                <text:p>0.0990990990990991</text:p>
              </table:table-cell>
              <table:table-cell office:value-type="float" office:value="0.00773850773850774">
                <text:p>0.00773850773850774</text:p>
              </table:table-cell>
              <table:table-cell office:value-type="float" office:value="0.036036036036036">
                <text:p>0.036036036036036</text:p>
              </table:table-cell>
              <table:table-cell office:value-type="float" office:value="0.00433125433125433">
                <text:p>0.004331254331254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20720720720721">
                <text:p>0.0720720720720721</text:p>
              </table:table-cell>
              <table:table-cell office:value-type="float" office:value="0.00565950565950566">
                <text:p>0.00565950565950566</text:p>
              </table:table-cell>
              <table:table-cell office:value-type="float" office:value="0.00900900900900901">
                <text:p>0.00900900900900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6036036036036">
                <text:p>0.036036036036036</text:p>
              </table:table-cell>
              <table:table-cell office:value-type="float" office:value="0.00358050358050358">
                <text:p>0.00358050358050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8018018018018">
                <text:p>0.018018018018018</text:p>
              </table:table-cell>
              <table:table-cell office:value-type="float" office:value="0.000750750750750751">
                <text:p>0.00075075075075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900900900900901">
                <text:p>0.00900900900900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